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826c" officeooo:paragraph-rsid="000d826c"/>
    </style:style>
    <style:style style:name="P2" style:family="paragraph" style:parent-style-name="Standard">
      <style:text-properties style:text-underline-style="solid" style:text-underline-width="auto" style:text-underline-color="font-color" fo:font-weight="bold" officeooo:rsid="000d826c" officeooo:paragraph-rsid="000d826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0f333" officeooo:paragraph-rsid="0010f333"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10b86" officeooo:paragraph-rsid="00110b86"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73a2f" officeooo:paragraph-rsid="00173a2f"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8a6ba" officeooo:paragraph-rsid="0018a6ba" style:font-weight-asian="bold" style:font-weight-complex="bold"/>
    </style:style>
    <style:style style:name="P7" style:family="paragraph" style:parent-style-name="Standard">
      <style:text-properties style:text-underline-style="none" fo:font-weight="normal" officeooo:rsid="000d826c" officeooo:paragraph-rsid="000d826c" style:font-weight-asian="normal" style:font-weight-complex="normal"/>
    </style:style>
    <style:style style:name="P8" style:family="paragraph" style:parent-style-name="Standard">
      <style:text-properties style:text-underline-style="none" fo:font-weight="normal" officeooo:rsid="000d826c" officeooo:paragraph-rsid="000ec67e" style:font-weight-asian="normal" style:font-weight-complex="normal"/>
    </style:style>
    <style:style style:name="P9" style:family="paragraph" style:parent-style-name="Standard">
      <style:text-properties style:text-underline-style="none" fo:font-weight="normal" officeooo:rsid="000ec67e" officeooo:paragraph-rsid="000ec67e" style:font-weight-asian="normal" style:font-weight-complex="normal"/>
    </style:style>
    <style:style style:name="P10" style:family="paragraph" style:parent-style-name="Standard">
      <style:text-properties style:text-underline-style="none" fo:font-weight="normal" officeooo:rsid="000ec67e" officeooo:paragraph-rsid="001b180f" style:font-weight-asian="normal" style:font-weight-complex="normal"/>
    </style:style>
    <style:style style:name="P11" style:family="paragraph" style:parent-style-name="Standard">
      <style:text-properties style:text-underline-style="none" fo:font-weight="normal" officeooo:rsid="000f5f26" officeooo:paragraph-rsid="000f5f26" style:font-weight-asian="normal" style:font-weight-complex="normal"/>
    </style:style>
    <style:style style:name="P12" style:family="paragraph" style:parent-style-name="Standard">
      <style:text-properties style:text-underline-style="none" fo:font-weight="normal" officeooo:rsid="0010f333" officeooo:paragraph-rsid="0010f333" style:font-weight-asian="normal" style:font-weight-complex="normal"/>
    </style:style>
    <style:style style:name="P13" style:family="paragraph" style:parent-style-name="Standard">
      <style:text-properties style:text-underline-style="none" fo:font-weight="normal" officeooo:rsid="00110b86" officeooo:paragraph-rsid="00110b86" style:font-weight-asian="normal" style:font-weight-complex="normal"/>
    </style:style>
    <style:style style:name="P14" style:family="paragraph" style:parent-style-name="Standard">
      <style:text-properties style:text-underline-style="none" fo:font-weight="normal" officeooo:rsid="00141735" officeooo:paragraph-rsid="00141735" style:font-weight-asian="normal" style:font-weight-complex="normal"/>
    </style:style>
    <style:style style:name="P15" style:family="paragraph" style:parent-style-name="Standard">
      <style:text-properties style:text-underline-style="none" fo:font-weight="normal" officeooo:rsid="00173a2f" officeooo:paragraph-rsid="00173a2f" style:font-weight-asian="normal" style:font-weight-complex="normal"/>
    </style:style>
    <style:style style:name="P16" style:family="paragraph" style:parent-style-name="Standard">
      <style:text-properties style:text-underline-style="none" fo:font-weight="normal" officeooo:rsid="00175c96" officeooo:paragraph-rsid="00175c96" style:font-weight-asian="normal" style:font-weight-complex="normal"/>
    </style:style>
    <style:style style:name="P17" style:family="paragraph" style:parent-style-name="Standard">
      <style:text-properties style:text-underline-style="none" fo:font-weight="normal" officeooo:rsid="0018a6ba" officeooo:paragraph-rsid="0018a6ba" style:font-weight-asian="normal" style:font-weight-complex="normal"/>
    </style:style>
    <style:style style:name="P18" style:family="paragraph" style:parent-style-name="Standard">
      <style:text-properties style:text-underline-style="none" fo:font-weight="normal" officeooo:rsid="0018a6ba" officeooo:paragraph-rsid="001ac370" style:font-weight-asian="normal" style:font-weight-complex="normal"/>
    </style:style>
    <style:style style:name="P19" style:family="paragraph" style:parent-style-name="Standard">
      <style:text-properties style:text-underline-style="none" fo:font-weight="normal" officeooo:rsid="001ac370" officeooo:paragraph-rsid="001ac370" style:font-weight-asian="normal" style:font-weight-complex="normal"/>
    </style:style>
    <style:style style:name="P20" style:family="paragraph" style:parent-style-name="Standard">
      <style:text-properties style:text-underline-style="none" fo:font-weight="normal" officeooo:rsid="001937ab" officeooo:paragraph-rsid="001937ab" style:font-weight-asian="normal" style:font-weight-complex="normal"/>
    </style:style>
    <style:style style:name="P21" style:family="paragraph" style:parent-style-name="Standard">
      <style:text-properties style:text-underline-style="none" fo:font-weight="normal" officeooo:rsid="001c4c0c" officeooo:paragraph-rsid="001c4c0c" style:font-weight-asian="normal" style:font-weight-complex="normal"/>
    </style:style>
    <style:style style:name="P22" style:family="paragraph" style:parent-style-name="Standard">
      <style:text-properties style:text-underline-style="none" fo:font-weight="normal" officeooo:rsid="000ec67e" officeooo:paragraph-rsid="000ec67e" style:font-weight-asian="normal" style:font-weight-complex="normal"/>
    </style:style>
    <style:style style:name="P23" style:family="paragraph" style:parent-style-name="Text_20_body">
      <style:text-properties style:text-underline-style="none" fo:font-weight="normal" officeooo:rsid="000ec67e" officeooo:paragraph-rsid="001efbc6" style:font-weight-asian="normal" style:font-weight-complex="normal"/>
    </style:style>
    <style:style style:name="P24" style:family="paragraph" style:parent-style-name="Text_20_body">
      <style:paragraph-properties fo:margin-left="0cm" fo:margin-right="0cm" fo:text-indent="-0.635cm" style:auto-text-indent="false"/>
    </style:style>
    <style:style style:name="P25" style:family="paragraph" style:parent-style-name="Text_20_body">
      <style:paragraph-properties fo:margin-left="1.905cm" fo:margin-right="0cm" fo:text-indent="-0.635cm" style:auto-text-indent="false"/>
    </style:style>
    <style:style style:name="P26" style:family="paragraph" style:parent-style-name="Text_20_body">
      <style:paragraph-properties fo:margin-left="3.81cm" fo:margin-right="0cm" fo:text-indent="-1.27cm" style:auto-text-indent="false"/>
    </style:style>
    <style:style style:name="P27" style:family="paragraph" style:parent-style-name="Text_20_body">
      <style:paragraph-properties fo:margin-left="1.905cm" fo:margin-right="0cm" fo:text-indent="0cm" style:auto-text-indent="false"/>
    </style:style>
    <style:style style:name="P28" style:family="paragraph" style:parent-style-name="Text_20_body">
      <style:paragraph-properties fo:margin-left="1.27cm" fo:margin-right="0cm" fo:text-indent="0cm" style:auto-text-indent="false"/>
    </style:style>
    <style:style style:name="P29" style:family="paragraph" style:parent-style-name="Text_20_body">
      <style:paragraph-properties fo:margin-left="2.54cm" fo:margin-right="0cm" fo:text-indent="0cm" style:auto-text-indent="false"/>
    </style:style>
    <style:style style:name="P30" style:family="paragraph" style:parent-style-name="Text_20_body">
      <style:paragraph-properties fo:margin-left="0.635cm" fo:margin-right="0cm" fo:text-indent="0cm" style:auto-text-indent="false"/>
    </style:style>
    <style:style style:name="T1" style:family="text">
      <style:text-properties officeooo:rsid="000ec67e"/>
    </style:style>
    <style:style style:name="T2" style:family="text">
      <style:text-properties officeooo:rsid="00110b86"/>
    </style:style>
    <style:style style:name="T3" style:family="text">
      <style:text-properties officeooo:rsid="0011b6db"/>
    </style:style>
    <style:style style:name="T4" style:family="text">
      <style:text-properties style:text-underline-style="none" fo:font-weight="normal" style:font-weight-asian="normal" style:font-weight-complex="normal"/>
    </style:style>
    <style:style style:name="T5" style:family="text">
      <style:text-properties officeooo:rsid="001937ab"/>
    </style:style>
    <style:style style:name="T6" style:family="text">
      <style:text-properties officeooo:rsid="001b180f"/>
    </style:style>
    <style:style style:name="T7" style:family="text">
      <style:text-properties officeooo:rsid="001efbc6"/>
    </style:style>
    <style:style style:name="T8" style:family="text">
      <style:text-properties fo:font-style="normal" officeooo:rsid="001efbc6" style:font-style-asian="normal" style:font-style-complex="normal"/>
    </style:style>
    <style:style style:name="T9" style:family="text">
      <style:text-properties fo:font-style="normal" fo:font-weight="bold" officeooo:rsid="001efbc6" style:font-style-asian="normal" style:font-weight-asian="bold" style:font-style-complex="normal" style:font-weight-complex="bold"/>
    </style:style>
    <style:style style:name="T10" style:family="text">
      <style:text-properties fo:font-style="normal" style:text-underline-style="solid" style:text-underline-width="auto" style:text-underline-color="font-color" fo:font-weight="bold" officeooo:rsid="001efbc6" style:font-style-asian="normal" style:font-weight-asian="bold" style:font-style-complex="normal" style:font-weight-complex="bold"/>
    </style:style>
    <style:style style:name="T11" style:family="text">
      <style:text-properties fo:font-style="normal" style:text-underline-style="solid" style:text-underline-width="auto" style:text-underline-color="font-color" officeooo:rsid="001efbc6" style:font-style-asian="normal" style:font-style-complex="normal"/>
    </style:style>
    <style:style style:name="T12" style:family="text">
      <style:text-properties fo:font-style="normal" style:text-underline-style="solid" style:text-underline-width="auto" style:text-underline-color="font-color" fo:font-weight="normal" officeooo:rsid="001efbc6" style:font-style-asian="normal" style:font-weight-asian="normal" style:font-style-complex="normal" style:font-weight-complex="normal"/>
    </style:style>
    <style:style style:name="T13" style:family="text">
      <style:text-properties fo:font-style="normal" fo:font-weight="normal" officeooo:rsid="001efbc6" style:font-style-asian="normal" style:font-weight-asian="normal" style:font-style-complex="normal" style:font-weight-complex="normal"/>
    </style:style>
    <style:style style:name="T14" style:family="text">
      <style:text-properties fo:font-variant="normal" fo:text-transform="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nagement of large numbers of drones</text:p>
      <text:p text:style-name="P18">As drones have advanced rapidly over the last few years it has become possible for them to replace manually controlled devices in various tasks. The use of stereo cameras, image recognition, machine learning, ultrasonic sensors and radar have improved the capabilities of drones to autonomously avoid obstacles. This would allow the use of large numbers of drones to be used to transport objects and observe large areas i.e. to count the number of occurrences of a species of animal in a nature reserve or to ensure that only authorised personnel are in a given area. <text:span text:style-name="T5">One use case of large numbers of autonomous drones could be countering game poaching crime, the area over which a population of poached animals is spread would be too large for a feasible number of humans to patrol however a number of drones could not only move more silently than a helicopter but can also cover a larger area due to the larger number of entities. </text:span></text:p>
      <text:p text:style-name="P19">In order to manage such large numbers of drone it would be useful to have a system which can manage these drones, can be controller remotely and will be able to calculate flight paths for such as system. This system should allow drone to be sent on flights over a set number of waypoints, provide details about the status of the drone in case recovery is needed and should not reveal the positions of drone or flight paths to those not authorised to.</text:p>
      <text:p text:style-name="P3"/>
      <text:p text:style-name="P6"><text:a xlink:type="simple" xlink:href="https://www.csail.mit.edu/news/self-flying-drone-dips-darts-and-dives-through-trees-30-mph" text:style-name="Internet_20_link" text:visited-style-name="Visited_20_Internet_20_Link"><text:span text:style-name="T4">https://www.csail.mit.edu/news/self-flying-drone-dips-darts-and-dives-through-trees-30-mph</text:span></text:a></text:p>
      <text:p text:style-name="P6"><text:a xlink:type="simple" xlink:href="http://news.mit.edu/2012/autonomous-robotic-plane-flies-indoors-0810" text:style-name="Internet_20_link" text:visited-style-name="Visited_20_Internet_20_Link"><text:span text:style-name="T4">http://news.mit.edu/2012/autonomous-robotic-plane-flies-indoors-0810</text:span></text:a></text:p>
      <text:p text:style-name="P20">https://www.kaziranga-national-park.com/blog/drones-to-check-poaching-in-kaziranga-national-park/</text:p>
      <text:p text:style-name="P17"/>
      <text:p text:style-name="P3"/>
      <text:p text:style-name="P3">Server Layout</text:p>
      <text:p text:style-name="P12">The server should be split into multiple processes/threads. Python uses a lock called the Global Interpreter Lock (GIL) to ensure that threads to not attempt to simultaneously modify resources <text:span text:style-name="T2">such as accessing a dictionary while it is being resized. This GIL per default can only be released when running components which do not require components of the interpreter i.e. C based extensions such as numpy. Therefore if one wants to be able to increase the maximum throughput of a program <text:s/>one can use the multiprocessing module to start a program on a secondary interpreter, transferring information via queues. The server should be based off this concept as otherwise if one user were to run a search on the graph it would have adverse effects on the other users. </text:span></text:p>
      <text:p text:style-name="P12"/>
      <text:p text:style-name="P5">Database</text:p>
      <text:p text:style-name="P15">The database used should use a database server application such as MySQL or SQL Server to manage the database. Preliminary testing shows that the default option of SQLite for python will not be adequate for the project as SQLite handles concurrent access poorly. SQLite allows concurrent reads from the database but will lock the entire database ( not just the table or single record) when writing, causing all other requests to be delayed or timeout. This would never be able to scale to a multiprocess architecture program where many users would be writing to the same table, requiring a separate server to handle any issues ( Consistency errors such as a race condition are unlikely to happen as a user only can access their own information for writing).</text:p>
      <text:p text:style-name="P12"/>
      <text:p text:style-name="P4">Security</text:p>
      <text:p text:style-name="P13">As the use case for this program would be managing large numbers of drones and would contain private information such as the current whereabouts of the drones and common flight paths the program must take efforts to protect against this. <text:span text:style-name="T3">Firstly the program should encrypt the communications between the server and the clients. This should be performed using AES-GCM, DES and RC5 are not considered as secure anymore. Server identification could be used to prevent a man in the middle attack by using a certificate system similar to TLS using a known root certificate which signs all daughter certificates. The root certificate could be adjustable to allow a company using the program to set a single valid root for it's clients so they can only connect to the </text:span><text:soft-page-break/><text:span text:style-name="T3">company server and not an imposter. Implementing forward secrecy using this certificate system would not be ideal as the main DH library for python runs in pure python only resulting in poor performance and may not be secure (Still in Beta, 1 maintainer, has not been updated in 2 years) as well as the fact that RSA can still be considered secure.</text:span></text:p>
      <text:p text:style-name="P14">Passwords must be stored in order to validate the connecting client, this presents a potential attack vector on the server, should the database be extracted plaintext passwords could immediately be used to damage the client. To prevent this one can use password hashing , this involves repeatedly hashing the password using a unique salt to increase the amount of compute time the attacker must expend to extract the password. The unique salt could be something like the username, unique for each user, preventing the creation of rainbow tables for the entire database and so increasing the time taken to extract the passwords.</text:p>
      <text:p text:style-name="P16">Note: The default PyCrypto module seems to be insecure and unmaintained, therefore the fork PyCryptodome will be used instead.</text:p>
      <text:p text:style-name="P1"/>
      <text:p text:style-name="P2">Search Algorithm</text:p>
      <text:p text:style-name="P7">The choice of search algorithm in order to plan the flights of the drones is of great importance, some of the points which have to be chosen include : Will the algorithm avoid other flights, will the algorithm query a database for the no fly zones or will it load files from a disk, will the program precalculate components of the graph or will each search create a new instance.</text:p>
      <text:p text:style-name="P7"/>
      <text:p text:style-name="P8">Firstly the choice of algorithm will be a variation on the A* algorithm which is itself a variation of the djiksta algorithm. The algorithm must be able to find a decent path to the target without taking inordinate amounts of time and memory and must be coarsely parallisable ( there must not be a central algorithm process, it must scale with the number of searches currently being run). As the algorithm must be able to run in parallel the program cannot take into account any other flights in order to avoid them, instead relying on the fact that drones would have sensors for obstacle avoidance anyway. <text:span text:style-name="T1">Possible Canaanite algorithms where DFS/Flow graph, A* and JPS A*. </text:span></text:p>
      <text:p text:style-name="P8"/>
      <text:p text:style-name="P10">The DFS/Flow graph algorithm would allow the server to precalculate each route prior to the search or run the search on the spot, however the program for the former would take N^2 of memory where N is number of nodes (if taking side length the memory required would 64x for each side length doubling (2x2x2)^2) which would be impossible with millions of nodes. The calculating on the spot method still would require calculating a very large number of nodes until the target is found. <text:span text:style-name="T6">Hierarchical DFS was considered as s solution to this problem as it would reduce the amount of memory needed and the time required to generate the graph by splitting the graph into smaller graphs which then represented the nodes on a higher level graph. This layer process would be repeated until the size of the graph was within memory constraints. This would provide a very fast search algorithm as the algorithm would follow a weighted path to the destination, generating the paths by searching the highest level first to find the coarse path and refining the path details by moving down layers until the required precision had been achieved. However this approach does not lend itself well to finding the paths correctly , as if a higher level node was considered free (it had free space on all sides) it may still have an internal structure i.e. a U shape which forms a dead end for the search algorithm, which could not cope with finding an alternate path because all points were precalculated.</text:span></text:p>
      <text:p text:style-name="P9">The A* algorithm was the choice as it not only was the fastest algorithm but has the ability to optimise the heuristic to be more lenient on the minimum distance required. </text:p>
      <text:p text:style-name="P9">The JPS A* method generally can be seen as an improvement on the A* method in most circumstances by recursively searching while performing the A* search to identify nodes of interest. This should save time on a graph with many open spaces by not expanding each node, however due to the size of the graph to be used this would result in the program searching vast open spaces when it would generally be incorrect to instead of progressing in the general direction of the target.</text:p>
      <text:p text:style-name="P9"/>
      <text:p text:style-name="P11"><text:soft-page-break/>The graph to be used should be able to be precreated and have details set which can be estimated to be constant over a reasonable amount of time. This will allow the program to skip configuration of the graph each time a search is performed, in conjunction with the smaller graph area to be loaded from the A* algorithm. The graph should be saved on disk as this provides a method of directly accessing objects in a permanent data structure which can be cached by the OS, in comparison data loaded from a database would have to be converted to an object as well has having to search a large database for a single item.</text:p>
      <text:p text:style-name="P11"/>
      <text:p text:style-name="P21">The graph system should allow the program to only load the nodes into memory that it requries for the search , reducing the memory usage for the search as well as the time required to load of the graph from a disk or generating the graph. Reducing the IO usage of the program will also benefit other instances performing the search by decreasing the required number of items from the disk increases the number of searches which can be performed in a given amount of time. The storage parameters such as number of nodes in a group should be configurable so that one can change the settings to suit the target system e.g. larger files for a HDD as the performance with small files is generally poor while an SSD or RAM disk based system can use smaller files resulting in a lower amount of wasted memory (fewer unused nodes). </text:p>
      <text:p text:style-name="P11"/>
      <text:p text:style-name="P9"/>
      <text:p text:style-name="P9"><text:a xlink:type="simple" xlink:href="https://en.wikipedia.org/wiki/A*_search_algorithm" text:style-name="Internet_20_link" text:visited-style-name="Visited_20_Internet_20_Link">https://en.wikipedia.org/wiki/A*_search_algorithm</text:a></text:p>
      <text:p text:style-name="P9"><text:a xlink:type="simple" xlink:href="https://qiao.github.io/PathFinding.js/visual/" text:style-name="Internet_20_link" text:visited-style-name="Visited_20_Internet_20_Link"><text:span text:style-name="Citation">https://qiao.github.io/PathFinding.js/visual/</text:span></text:a></text:p>
      <text:p text:style-name="P9"><text:a xlink:type="simple" xlink:href="https://zerowidth.com/2013/05/05/jump-point-search-explained.html" text:style-name="Internet_20_link" text:visited-style-name="Visited_20_Internet_20_Link"><text:span text:style-name="Citation">https://zerowidth.com/2013/05/05/jump-point-search-explained.html</text:span></text:a></text:p>
      <text:p text:style-name="P9"><text:span text:style-name="Citatio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17:21:49.940793124</meta:creation-date>
    <dc:date>2018-02-22T16:38:58.574000000</dc:date>
    <meta:editing-duration>PT2H12M13S</meta:editing-duration>
    <meta:editing-cycles>17</meta:editing-cycles>
    <meta:generator>LibreOffice/5.3.6.1$Windows_x86 LibreOffice_project/686f202eff87ef707079aeb7f485847613344eb7</meta:generator>
    <meta:document-statistic meta:table-count="0" meta:image-count="0" meta:object-count="0" meta:page-count="3" meta:paragraph-count="25" meta:word-count="1653" meta:character-count="9892" meta:non-whitespace-character-count="8258"/>
  </office:meta>
</office:document-meta>
</file>